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5.3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153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10122"/>
    <style:style style:name="ce43" style:family="table-cell" style:parent-style-name="Default" style:data-style-name="N10122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10122">
      <style:table-cell-properties fo:border="0.06pt solid #0000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0122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Index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37"/>
        <table:table-column table:style-name="co5" table:default-cell-style-name="ce37"/>
        <table:table-column table:style-name="co6" table:default-cell-style-name="ce31"/>
        <table:table-column table:style-name="co7" table:number-columns-repeated="1017" table:default-cell-style-name="ce37"/>
        <table:table-column table:style-name="co7" table:default-cell-style-name="ce38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17" table:number-columns-repeated="3"/>
          <table:table-cell table:style-name="ce2" table:number-columns-repeated="2"/>
          <table:table-cell table:style-name="ce17"/>
          <table:table-cell table:style-name="ce2"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3" office:value-type="string" calcext:value-type="string">
            <text:p>Link</text:p>
          </table:table-cell>
          <table:table-cell table:style-name="ce13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style-name="ce2"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<text:a xlink:href="https://www.reichelt.de/nand-gate-8-input-3--15-v-dip-14-mos-4068-p12621.html?search=4068" xlink:type="simple">https://www.reichelt.de/nand-gate-8-input-3--15-v-dip-14-mos-4068-p12621.html?search=4068</text:a>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-Gate, 8-Input, 3 ... 15 V, DIP-14</text:p>
          </table:table-cell>
          <table:table-cell table:style-name="ce29" office:value-type="string" calcext:value-type="string">
            <text:p><text:a xlink:href="https://www.reichelt.de/nor-gate-8-input-3--15-v-dip-14-mos-4078-p12630.html?&amp;trstct=pol_0&amp;nbc=1" xlink:type="simple">https://www.reichelt.de/nor-gate-8-input-3--15-v-dip-14-mos-4078-p12630.html?&amp;trstct=pol_0&amp;nbc=1</text:a></text:p>
          </table:table-cell>
          <table:table-cell table:style-name="ce32" office:value-type="string" calcext:value-type="string">
            <text:p> <text:a xlink:href="https://cdn-reichelt.de/documents/datenblatt/A240/MOS4078%23STM.pdf" xlink:type="simple">https://cdn-reichelt.de/documents/datenblatt/A240/MOS4078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3" table:visibility="filter">
          <table:table-cell table:style-name="ce20" office:value-type="string" calcext:value-type="string">
            <text:p>Flash</text:p>
          </table:table-cell>
          <table:table-cell table:style-name="ce20" office:value-type="string" calcext:value-type="string">
            <text:p>AT25DF321A-SH</text:p>
          </table:table-cell>
          <table:table-cell table:style-name="ce25" office:value-type="string" calcext:value-type="string">
            <text:p>NOR-Flash-Speicher 32Mb, 2,7V, Seriell, 100MHz, SO-8</text:p>
          </table:table-cell>
          <table:table-cell table:style-name="ce29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29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4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4" table:visibility="filter">
          <table:table-cell table:style-name="ce20" office:value-type="string" calcext:value-type="string">
            <text:p>SMD zu DIP Adapter</text:p>
          </table:table-cell>
          <table:table-cell table:style-name="ce20"/>
          <table:table-cell table:style-name="ce25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29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29"/>
          <table:table-cell table:style-name="ce34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MPE 094-1-016</text:p>
          </table:table-cell>
          <table:table-cell table:style-name="ce25" office:value-type="string" calcext:value-type="string">
            <text:p>Buchsenleisten 2,54 mm, 1X16, gerade</text:p>
          </table:table-cell>
          <table:table-cell table:style-name="ce29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4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Header</text:p>
          </table:table-cell>
          <table:table-cell table:style-name="ce20" office:value-type="string" calcext:value-type="string">
            <text:p>SL 1X50G 2,54</text:p>
          </table:table-cell>
          <table:table-cell table:style-name="ce25" office:value-type="string" calcext:value-type="string">
            <text:p>Stiftleiste, 2,54 mm, 1X50, gerade</text:p>
          </table:table-cell>
          <table:table-cell table:style-name="ce29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29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4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14</text:p>
          </table:table-cell>
          <table:table-cell table:style-name="ce25" office:value-type="string" calcext:value-type="string">
            <text:p>IC-Sockel, 14-polig, doppelter Federkontakt</text:p>
          </table:table-cell>
          <table:table-cell table:style-name="ce29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29"/>
          <table:table-cell table:style-name="ce34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C-Socket</text:p>
          </table:table-cell>
          <table:table-cell table:style-name="ce20" office:value-type="string" calcext:value-type="string">
            <text:p>GS 20</text:p>
          </table:table-cell>
          <table:table-cell table:style-name="ce25" office:value-type="string" calcext:value-type="string">
            <text:p>IC-Sockel, 20-polig, doppelter Federkontakt</text:p>
          </table:table-cell>
          <table:table-cell table:style-name="ce29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29"/>
          <table:table-cell table:style-name="ce34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7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29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74HC 138</text:p>
          </table:table-cell>
          <table:table-cell table:style-name="ce25" office:value-type="string" calcext:value-type="string">
            <text:p>Decoder/MPX, 3 to 8, 2 ... 6 V, DIL-16, Inverted</text:p>
          </table:table-cell>
          <table:table-cell table:style-name="ce29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09</text:p>
          </table:table-cell>
          <table:table-cell table:style-name="ce25" office:value-type="string" calcext:value-type="string">
            <text:p>Flip-Flop JK-Type, Dual, 4,75 ... 5,25 V, DIL-16, posedge</text:p>
          </table:table-cell>
          <table:table-cell table:style-name="ce29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29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4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2</text:p>
          </table:table-cell>
          <table:table-cell table:style-name="ce25" office:value-type="string" calcext:value-type="string">
            <text:p>Flip-Flop JK-Type, Dual, 4,75 ... 5,25 V, DIL-16, negedge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29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4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LS 113</text:p>
          </table:table-cell>
          <table:table-cell table:style-name="ce25" office:value-type="string" calcext:value-type="string">
            <text:p>Flip-Flop D-Type, LP-Schottky, 4,75 ... 5,25 V, DIL-14</text:p>
          </table:table-cell>
          <table:table-cell table:style-name="ce29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29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SN74LS 245</text:p>
          </table:table-cell>
          <table:table-cell table:style-name="ce25" office:value-type="string" calcext:value-type="string">
            <text:p>Transceiver, Octal, 4,75 ... 5,25 V, DIP-20</text:p>
          </table:table-cell>
          <table:table-cell table:style-name="ce29" office:value-type="string" calcext:value-type="string">
            <text:p><text:a xlink:href="https://www.reichelt.de/transceiver-octal-4-75--5-25-v-dip-20-ls-245-p10667.html?&amp;trstct=pol_0&amp;nbc=1" xlink:type="simple">https://www.reichelt.de/transceiver-octal-4-75--5-25-v-dip-20-ls-245-p10667.html?&amp;trstct=pol_0&amp;nbc=1</text:a></text:p>
          </table:table-cell>
          <table:table-cell table:style-name="ce29" office:value-type="string" calcext:value-type="string">
            <text:p><text:a xlink:href="https://pdf1.alldatasheet.com/datasheet-pdf/view/12640/ONSEMI/74LS245.html" xlink:type="simple">https://pdf1.alldatasheet.com/datasheet-pdf/view/12640/ONSEMI/74LS245.html</text:a></text:p>
          </table:table-cell>
          <table:table-cell table:style-name="ce34" office:value-type="currency" office:currency="EUR" office:value="0.83" calcext:value-type="currency">
            <text:p>0.83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74HCT 640</text:p>
          </table:table-cell>
          <table:table-cell table:style-name="ce25" office:value-type="string" calcext:value-type="string">
            <text:p>Inverter, 3-State, 4,5 ... 5,5 V, DIL-20</text:p>
          </table:table-cell>
          <table:table-cell table:style-name="ce29" office:value-type="string" calcext:value-type="string">
            <text:p><text:a xlink:href="https://www.reichelt.de/inverter-3-state-4-5--5-5-v-dil-20-74hct-640-p3427.html?&amp;trstct=pol_1&amp;nbc=1" xlink:type="simple">https://www.reichelt.de/inverter-3-state-4-5--5-5-v-dil-20-74hct-640-p3427.html?&amp;trstct=pol_1&amp;nbc=1</text:a></text:p>
          </table:table-cell>
          <table:table-cell table:style-name="ce29" office:value-type="string" calcext:value-type="string">
            <text:p><text:a xlink:href="https://pdf1.alldatasheet.com/datasheet-pdf/view/15648/PHILIPS/74HCT640.html" xlink:type="simple">https://pdf1.alldatasheet.com/datasheet-pdf/view/15648/PHILIPS/74HCT640.html</text:a></text:p>
          </table:table-cell>
          <table:table-cell table:style-name="ce34" office:value-type="currency" office:currency="EUR" office:value="4.1" calcext:value-type="currency">
            <text:p>4.1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74HC 640</text:p>
          </table:table-cell>
          <table:table-cell table:style-name="ce25" office:value-type="string" calcext:value-type="string">
            <text:p>Octal BUS Invited Transceiver, 3-State Ausgang, 2 ... 6 V, DIL-20</text:p>
          </table:table-cell>
          <table:table-cell table:style-name="ce29" office:value-type="string" calcext:value-type="string">
            <text:p><text:a xlink:href="https://www.reichelt.de/octal-bus-transceiver-3-state-ausgang-2--6-v-dil-20-74hc-640-p3272.html?&amp;trstct=pol_2&amp;nbc=1" xlink:type="simple">https://www.reichelt.de/octal-bus-transceiver-3-state-ausgang-2--6-v-dil-20-74hc-640-p3272.html?&amp;trstct=pol_2&amp;nbc=1</text:a></text:p>
          </table:table-cell>
          <table:table-cell table:style-name="ce29" office:value-type="string" calcext:value-type="string">
            <text:p><text:a xlink:href="https://pdf1.alldatasheet.com/datasheet-pdf/view/15647/PHILIPS/74HC640.html" xlink:type="simple">https://pdf1.alldatasheet.com/datasheet-pdf/view/15647/PHILIPS/74HC640.html</text:a></text:p>
          </table:table-cell>
          <table:table-cell table:style-name="ce34" office:value-type="currency" office:currency="EUR" office:value="1.5" calcext:value-type="currency">
            <text:p>1.5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Inverted Transiver</text:p>
          </table:table-cell>
          <table:table-cell table:style-name="ce20" office:value-type="string" calcext:value-type="string">
            <text:p>LS 640</text:p>
          </table:table-cell>
          <table:table-cell table:style-name="ce25" office:value-type="string" calcext:value-type="string">
            <text:p>Inverter, Octal, 4,75 ... 5,25 V, DIL-20</text:p>
          </table:table-cell>
          <table:table-cell table:style-name="ce29" office:value-type="string" calcext:value-type="string">
            <text:p><text:a xlink:href="https://www.reichelt.de/inverter-octal-4-75--5-25-v-dil-20-ls-640-p10793.html?&amp;trstct=pol_3&amp;nbc=1" xlink:type="simple">https://www.reichelt.de/inverter-octal-4-75--5-25-v-dil-20-ls-640-p10793.html?&amp;trstct=pol_3&amp;nbc=1</text:a></text:p>
          </table:table-cell>
          <table:table-cell table:style-name="ce29" office:value-type="string" calcext:value-type="string">
            <text:p><text:a xlink:href="https://pdf1.alldatasheet.com/datasheet-pdf/view/88571/MOTOROLA/74LS640.html" xlink:type="simple">https://pdf1.alldatasheet.com/datasheet-pdf/view/88571/MOTOROLA/74LS640.html</text:a></text:p>
          </table:table-cell>
          <table:table-cell table:style-name="ce34" office:value-type="currency" office:currency="EUR" office:value="2.02" calcext:value-type="currency">
            <text:p>2.02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LS 641</text:p>
          </table:table-cell>
          <table:table-cell table:style-name="ce25" office:value-type="string" calcext:value-type="string">
            <text:p>Transceiver, Octal, 4,75 ... 5,25 V, DIL-20</text:p>
          </table:table-cell>
          <table:table-cell table:style-name="ce29" office:value-type="string" calcext:value-type="string">
            <text:p><text:a xlink:href="https://www.reichelt.de/transceiver-octal-4-75--5-25-v-dil-20-ls-641-p10794.html?&amp;trstct=pol_4&amp;nbc=1" xlink:type="simple">https://www.reichelt.de/transceiver-octal-4-75--5-25-v-dil-20-ls-641-p10794.html?&amp;trstct=pol_4&amp;nbc=1</text:a></text:p>
          </table:table-cell>
          <table:table-cell table:style-name="ce29" office:value-type="string" calcext:value-type="string">
            <text:p>https://pdf1.alldatasheet.com/datasheet-pdf/view/88571/MOTOROLA/74LS640.html</text:p>
          </table:table-cell>
          <table:table-cell table:style-name="ce34" office:value-type="currency" office:currency="EUR" office:value="2.2" calcext:value-type="currency">
            <text:p>2.2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LS 645</text:p>
          </table:table-cell>
          <table:table-cell table:style-name="ce25" office:value-type="string" calcext:value-type="string">
            <text:p>Transceiver, Octal, 4,75 ... 5,25 V, DIL-20</text:p>
          </table:table-cell>
          <table:table-cell table:style-name="ce29" office:value-type="string" calcext:value-type="string">
            <text:p><text:a xlink:href="https://www.reichelt.de/transceiver-octal-4-75--5-25-v-dil-20-ls-645-p10798.html?&amp;trstct=pol_5&amp;nbc=1" xlink:type="simple">https://www.reichelt.de/transceiver-octal-4-75--5-25-v-dil-20-ls-645-p10798.html?&amp;trstct=pol_5&amp;nbc=1</text:a></text:p>
          </table:table-cell>
          <table:table-cell table:style-name="ce29" office:value-type="string" calcext:value-type="string">
            <text:p>https://pdf1.alldatasheet.com/datasheet-pdf/view/88571/MOTOROLA/74LS640.html</text:p>
          </table:table-cell>
          <table:table-cell table:style-name="ce34" office:value-type="currency" office:currency="EUR" office:value="2.3" calcext:value-type="currency">
            <text:p>2.3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Transiver</text:p>
          </table:table-cell>
          <table:table-cell table:style-name="ce20" office:value-type="string" calcext:value-type="string">
            <text:p>SN74HCT245N TEX</text:p>
          </table:table-cell>
          <table:table-cell table:style-name="ce25" office:value-type="string" calcext:value-type="string">
            <text:p>Transceiver, Octal, 4,5 ... 5,5 V, PDIP-20</text:p>
          </table:table-cell>
          <table:table-cell table:style-name="ce29" office:value-type="string" calcext:value-type="string">
            <text:p><text:a xlink:href="https://www.reichelt.de/transceiver-octal-4-5--5-5-v-pdip-20-sn-74hct245n-tex-p219305.html?&amp;trstct=pol_6&amp;nbc=1" xlink:type="simple">https://www.reichelt.de/transceiver-octal-4-5--5-5-v-pdip-20-sn-74hct245n-tex-p219305.html?&amp;trstct=pol_6&amp;nbc=1</text:a></text:p>
          </table:table-cell>
          <table:table-cell table:style-name="ce29" office:value-type="string" calcext:value-type="string">
            <text:p><text:a xlink:href="https://pdf1.alldatasheet.com/datasheet-pdf/view/663011/ONSEMI/74HCT245.html" xlink:type="simple">https://pdf1.alldatasheet.com/datasheet-pdf/view/663011/ONSEMI/74HCT245.html</text:a></text:p>
          </table:table-cell>
          <table:table-cell table:style-name="ce34" office:value-type="currency" office:currency="EUR" office:value="0.7" calcext:value-type="currency">
            <text:p>0.70 € 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AD5432YRM-REEL7</text:p>
          </table:table-cell>
          <table:table-cell table:style-name="ce25" office:value-type="string" calcext:value-type="string">
            <text:p>10 Bit Digital to Analog Converter 1 10-MSOP</text:p>
          </table:table-cell>
          <table:table-cell table:style-name="ce29" office:value-type="string" calcext:value-type="string">
            <text:p><text:a xlink:href="https://www.digikey.de/en/products/detail/analog-devices-inc/AD5432YRM-REEL7/653922" xlink:type="simple">https://www.digikey.de/en/products/detail/analog-devices-inc/AD5432YRM-REEL7/653922</text:a></text:p>
          </table:table-cell>
          <table:table-cell table:style-name="ce29" office:value-type="string" calcext:value-type="string">
            <text:p><text:a xlink:href="https://www.analog.com/media/en/technical-documentation/data-sheets/AD5426_5432_5443.pdf" xlink:type="simple">https://www.analog.com/media/en/technical-documentation/data-sheets/AD5426_5432_5443.pdf</text:a></text:p>
          </table:table-cell>
          <table:table-cell table:style-name="ce34" office:value-type="currency" office:currency="EUR" office:value="3.36" calcext:value-type="currency">
            <text:p>3.36 € </text:p>
          </table:table-cell>
          <table:table-cell table:number-columns-repeated="1018"/>
        </table:table-row>
        <table:table-row table:style-name="ro5" table:visibility="filter">
          <table:table-cell table:style-name="ce20" office:value-type="string" calcext:value-type="string">
            <text:p>PCB-Base Material</text:p>
          </table:table-cell>
          <table:table-cell table:style-name="ce20" office:value-type="string" calcext:value-type="string">
            <text:p>Bungard 120106E33</text:p>
          </table:table-cell>
          <table:table-cell table:style-name="ce25" office:value-type="string" calcext:value-type="string">
            <text:p>Basismaterial einseitig 35 µm Fotobeschichtung positiv (L x B) 160 mm x 100 mm 1 St.</text:p>
          </table:table-cell>
          <table:table-cell table:style-name="ce29" office:value-type="string" calcext:value-type="string">
            <text:p><text:a xlink:href="https://www.conrad.de/de/p/bungard-120106e33-basismaterial-einseitig-35-m-fotobeschichtung-positiv-l-x-b-160-mm-x-100-mm-1-st-523630.html" xlink:type="simple">https://www.conrad.de/de/p/bungard-120106e33-basismaterial-einseitig-35-m-fotobeschichtung-positiv-l-x-b-160-mm-x-100-mm-1-st-523630.html</text:a></text:p>
          </table:table-cell>
          <table:table-cell table:style-name="ce29" office:value-type="string" calcext:value-type="string">
            <text:p><text:a xlink:href="https://asset.conrad.com/media10/add/160267/c1/-/de/000529222DS01/datenblatt-529222-bungard-120306e53-basismaterial-einseitig-35-m-fotobeschichtung-positiv-l-x-b-250-mm-x-250-mm-1-st.pdf" xlink:type="simple">https://asset.conrad.com/media10/add/160267/c1/-/de/000529222DS01/datenblatt-529222-bungard-120306e53-basismaterial-einseitig-35-m-fotobeschichtung-positiv-l-x-b-250-mm-x-250-mm-1-st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 table:number-rows-repeated="6">
          <table:table-cell table:style-name="ce20" table:number-columns-repeated="2"/>
          <table:table-cell table:style-name="ce25"/>
          <table:table-cell table:style-name="ce29" table:number-columns-repeated="2"/>
          <table:table-cell table:style-name="ce34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Part Index'.$A$1" table:cell-range-address="$'Part Index'.$A$3:.$F$38"/>
        </table:named-expressions>
      </table:table>
      <table:table table:name="Shoping List" table:style-name="ta2">
        <table:table-column table:style-name="co4" table:default-cell-style-name="ce39"/>
        <table:table-column table:style-name="co4" table:number-columns-repeated="2" table:default-cell-style-name="ce41"/>
        <table:table-column table:style-name="co4" table:default-cell-style-name="ce44"/>
        <table:table-column table:style-name="co4" table:default-cell-style-name="ce41"/>
        <table:table-column table:style-name="co4" table:default-cell-style-name="ce44"/>
        <table:table-column table:style-name="co4" table:number-columns-repeated="1018" table:default-cell-style-name="ce39"/>
        <table:table-row table:style-name="ro3" table:number-rows-repeated="2">
          <table:table-cell table:style-name="Default" table:number-columns-repeated="3"/>
          <table:table-cell table:style-name="ce42"/>
          <table:table-cell table:style-name="Default"/>
          <table:table-cell table:style-name="ce42"/>
          <table:table-cell table:style-name="Default" table:number-columns-repeated="1018"/>
        </table:table-row>
        <table:table-row table:style-name="ro3">
          <table:table-cell table:style-name="Default"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Description</text:p>
          </table:table-cell>
          <table:table-cell table:style-name="ce43" office:value-type="string" calcext:value-type="string">
            <text:p>Price per Part</text:p>
          </table:table-cell>
          <table:table-cell table:style-name="ce40" office:value-type="string" calcext:value-type="string">
            <text:p>Amount</text:p>
          </table:table-cell>
          <table:table-cell table:style-name="ce43" office:value-type="string" calcext:value-type="string">
            <text:p>Price</text:p>
          </table:table-cell>
          <table:table-cell table:style-name="ce45"/>
          <table:table-cell table:style-name="ce45" office:value-type="string" calcext:value-type="string">
            <text:p>Sum</text:p>
          </table:table-cell>
          <table:table-cell table:style-name="Default" table:number-columns-repeated="1016"/>
        </table:table-row>
        <table:table-row table:style-name="ro3">
          <table:table-cell/>
          <table:table-cell office:value-type="string" calcext:value-type="string">
            <text:p>R 220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4]*[.E4]" office:value-type="currency" office:currency="EUR" office:value="5" calcext:value-type="currency">
            <text:p>5.00 €</text:p>
          </table:table-cell>
          <table:table-cell/>
          <table:table-cell table:style-name="ce46" table:formula="of:=SUM([.F4:.F1048576])" office:value-type="currency" office:currency="EUR" office:value="49" calcext:value-type="currency">
            <text:p>49.00 €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R 10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5]*[.E5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 1k</text:p>
          </table:table-cell>
          <table:table-cell/>
          <table:table-cell office:value-type="currency" office:currency="EUR" office:value="0.005" calcext:value-type="currency">
            <text:p>0.01 €</text:p>
          </table:table-cell>
          <table:table-cell office:value-type="float" office:value="1000" calcext:value-type="float">
            <text:p>1000</text:p>
          </table:table-cell>
          <table:table-cell table:formula="of:=[.D6]*[.E6]" office:value-type="currency" office:currency="EUR" office:value="5" calcext:value-type="currency">
            <text:p>5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74HC541</text:p>
          </table:table-cell>
          <table:table-cell office:value-type="string" calcext:value-type="string">
            <text:p>Buffer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float" office:value="40" calcext:value-type="float">
            <text:p>40</text:p>
          </table:table-cell>
          <table:table-cell table:formula="of:=[.D7]*[.E7]" office:value-type="currency" office:currency="EUR" office:value="34" calcext:value-type="currency">
            <text:p>34.00 €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74HC157</text:p>
          </table:table-cell>
          <table:table-cell office:value-type="string" calcext:value-type="string">
            <text:p>Muliplexer</text:p>
          </table:table-cell>
          <table:table-cell table:number-columns-repeated="2"/>
          <table:table-cell table:formula="of:=[.D8]*[.E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]*[.E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0]*[.E1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1]*[.E1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2]*[.E1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3]*[.E1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4]*[.E1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5]*[.E1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6]*[.E1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7]*[.E1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8]*[.E1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19]*[.E1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0]*[.E2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1]*[.E2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2]*[.E2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3]*[.E2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4]*[.E2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5]*[.E2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6]*[.E2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7]*[.E2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8]*[.E2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29]*[.E2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0]*[.E3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1]*[.E3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2]*[.E3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3]*[.E3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4]*[.E3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5]*[.E3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6]*[.E3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7]*[.E3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8]*[.E3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39]*[.E3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0]*[.E4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1]*[.E4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2]*[.E4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3]*[.E4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4]*[.E4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5]*[.E4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6]*[.E4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7]*[.E4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8]*[.E4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49]*[.E4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0]*[.E5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1]*[.E5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2]*[.E5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3]*[.E5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4]*[.E5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5]*[.E5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6]*[.E5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7]*[.E5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8]*[.E5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59]*[.E5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0]*[.E6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1]*[.E6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2]*[.E6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3]*[.E6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4]*[.E6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5]*[.E6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6]*[.E6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7]*[.E6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8]*[.E6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69]*[.E6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0]*[.E7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1]*[.E7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2]*[.E7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3]*[.E7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4]*[.E7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5]*[.E7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6]*[.E7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7]*[.E7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8]*[.E7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79]*[.E7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0]*[.E8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1]*[.E8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2]*[.E82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3]*[.E83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4]*[.E84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5]*[.E85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6]*[.E86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7]*[.E87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8]*[.E88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89]*[.E89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0]*[.E90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D91]*[.E91]" office:value-type="currency" office:currency="EUR" office:value="0" calcext:value-type="currency">
            <text:p>0.00 €</text:p>
          </table:table-cell>
          <table:table-cell table:number-columns-repeated="1018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 Index'.A3:'Part Index'.F90" table:display-filter-buttons="true">
          <table:filter>
            <table:filter-and>
              <table:filter-condition table:value="Bargraph-Anzeige" table:operator="=" table:field-number="0"/>
            </table:filter-and>
          </table:filter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6:30:49.1169331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2-02-05">00/00/0000</text:date></text:span><text:span text:style-name="MT1">;</text:span><text:span text:style-name="MT1"><text:time style:data-style-name="N2" text:time-value="16:30:49.118080039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2-02-05T23:22:43.079426300</dc:date>
    <meta:editing-duration>P2DT2H19M12S</meta:editing-duration>
    <meta:generator>LibreOffice/7.2.5.2$Linux_X86_64 LibreOffice_project/20$Build-2</meta:generator>
    <meta:editing-cycles>24</meta:editing-cycles>
    <meta:print-date>2021-10-14T22:09:20.727000000</meta:print-date>
    <meta:document-statistic meta:table-count="2" meta:cell-count="6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